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MergedContextConfiguration.getResourceBa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ergedContextConfiguration.WebMergedContextConfiguration( Class &lt; ? &gt; testClass , @ Nullable String [ ] locations , @ Nullable Class &lt; ? &gt; [ ] classes , @ Nullable Set &lt; Class &lt; ? extends ApplicationContextInitializer &lt; ? &gt; &gt; &gt; contextInitializerClasses , @ Nullable String [ ] activeProfiles , @ Nullable String [ ] propertySourceLocations , @ Nullable String [ ] propertySourceProperties , @ Nullable Set &lt; ContextCustomizer &gt; contextCustomizers , String resourceBasePath , ContextLoader contextLoader , CacheAwareContextLoaderDelegate cacheAwareContextLoaderDelegate , @ Nullable MergedContextConfiguration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ergedContextConfiguration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MergedContextConfigu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ergedContextConfigura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MergedContextConfiguration.WebMergedContextConfiguration( MergedContextConfiguration mergedConfig , String resourceBas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MergedContextConfiguration.WebMergedContextConfiguration( Class &lt; ? &gt; testClass , @ Nullable String [ ] locations , @ Nullable Class &lt; ? &gt; [ ] classes , @ Nullable Set &lt; Class &lt; ? extends ApplicationContextInitializer &lt; ? &gt; &gt; &gt; contextInitializerClasses , @ Nullable String [ ] activeProfiles , @ Nullable String [ ] propertySourceLocations , @ Nullable String [ ] propertySourceProperties , String resourceBasePath , ContextLoader contextLoader , CacheAwareContextLoaderDelegate cacheAwareContextLoaderDelegate , @ Nullable MergedContextConfigurat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